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1A827770C69469A04FE.png" manifest:media-type="image/png"/>
  <manifest:file-entry manifest:full-path="Pictures/10000000000003B5000000CC5AA062C75D2E5A3C.png" manifest:media-type="image/png"/>
  <manifest:file-entry manifest:full-path="Pictures/10000001000002270000017E62D3B72857FF5397.png" manifest:media-type="image/png"/>
  <manifest:file-entry manifest:full-path="Pictures/10000001000003F3000001007CD9CE8BC29A49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ea39" officeooo:paragraph-rsid="0002ea39"/>
    </style:style>
    <style:style style:name="P2" style:family="paragraph" style:parent-style-name="Standard">
      <style:paragraph-properties fo:text-align="justify" style:justify-single-word="false"/>
      <style:text-properties officeooo:rsid="0002ea39" officeooo:paragraph-rsid="0002ea39"/>
    </style:style>
    <style:style style:name="P3" style:family="paragraph" style:parent-style-name="Standard">
      <style:paragraph-properties fo:text-align="center" style:justify-single-word="false"/>
      <style:text-properties officeooo:rsid="0002ea39" officeooo:paragraph-rsid="0002ea39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06c1da" officeooo:paragraph-rsid="0006c1d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28 DE MARÇO</text:p>
      <text:p text:style-name="P1"/>
      <text:p text:style-name="P1">GUSTAVO LUIZ GORDONI</text:p>
      <text:p text:style-name="P1"/>
      <text:p text:style-name="P2">Ex. 2</text:p>
      <text:p text:style-name="P1"><draw:frame draw:style-name="fr1" draw:name="Figura1" text:anchor-type="char" svg:y="0.155cm" svg:width="18.429cm" svg:height="8.491cm" draw:z-index="0"><draw:image xlink:href="Pictures/1000000000000398000001A827770C69469A04FE.png" xlink:type="simple" xlink:show="embed" xlink:actuate="onLoad" draw:mime-type="image/png"/></draw:frame><draw:frame draw:style-name="fr2" draw:name="Figura2" text:anchor-type="char" svg:x="-1cm" svg:y="9.648cm" svg:width="19.001cm" svg:height="4.083cm" draw:z-index="1"><draw:image xlink:href="Pictures/10000000000003B5000000CC5AA062C75D2E5A3C.png" xlink:type="simple" xlink:show="embed" xlink:actuate="onLoad" draw:mime-type="image/png"/></draw:frame></text:p>
      <text:p text:style-name="P1"/>
      <text:p text:style-name="P4">Ex.4<draw:frame draw:style-name="fr1" draw:name="Figura3" text:anchor-type="char" svg:y="0.614cm" svg:width="14.803cm" svg:height="10.264cm" draw:z-index="2"><draw:image xlink:href="Pictures/10000001000002270000017E62D3B72857FF5397.png" xlink:type="simple" xlink:show="embed" xlink:actuate="onLoad" draw:mime-type="image/png"/></draw:frame><draw:frame draw:style-name="fr1" draw:name="Figura4" text:anchor-type="char" svg:y="11.442cm" svg:width="18.533cm" svg:height="4.692cm" draw:z-index="3"><draw:image xlink:href="Pictures/10000001000003F3000001007CD9CE8BC29A49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9:17:00.906000000</meta:creation-date>
    <dc:date>2023-03-29T18:12:27.165000000</dc:date>
    <meta:editing-duration>PT1H42M57S</meta:editing-duration>
    <meta:editing-cycles>4</meta:editing-cycles>
    <meta:generator>LibreOffice/7.4.0.3$Windows_X86_64 LibreOffice_project/f85e47c08ddd19c015c0114a68350214f7066f5a</meta:generator>
    <meta:document-statistic meta:table-count="0" meta:image-count="4" meta:object-count="0" meta:page-count="2" meta:paragraph-count="4" meta:word-count="10" meta:character-count="50" meta:non-whitespace-character-count="44"/>
  </office:meta>
</office:document-meta>
</file>